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Tahoma, Verdan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3"/>
    <style:style style:name="P4" style:family="paragraph" style:parent-style-name="Standard"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8"/>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list-style-name="L15"/>
    <style:style style:name="P17" style:family="paragraph" style:parent-style-name="Text_20_body" style:list-style-name="L16"/>
    <style:style style:name="T1" style:family="text">
      <style:text-properties fo:font-variant="normal" fo:text-transform="none" fo:color="#555555" style:font-name="Arial1" fo:font-size="9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eptance Test Document for Sole</text:p>
      <text:p text:style-name="Standard"/>
      <text:h text:style-name="Heading_20_1" text:outline-level="1">Introduction: </text:h>
      <text:p text:style-name="Standard">This document explains the functionality of project Sole, by way of describing the behavior of the software in different situations. This document consists of several sections, where each section describes the behavior expected from a particular module of the software. The expected behavior may often be different based on which user is logged in (because their roles, as well as owned artifacts may differ). Such situations are handled by having different sub-sections for users with different roles. To use this document to validate the software, you have to start with the first section, and follow all instructions to perform actions, and verify the results. </text:p>
      <text:p text:style-name="Standard"/>
      <text:h text:style-name="Heading_20_1" text:outline-level="1">Basic Setup:</text:h>
      <text:p text:style-name="Standard">Open the file conf/application.conf, and ensure the following:</text:p>
      <text:list xml:id="list32822749" text:style-name="L1">
        <text:list-item>
          <text:p text:style-name="P2">Mode of running is “prod”</text:p>
        </text:list-item>
        <text:list-item>
          <text:p text:style-name="P2">The database which the application is using is NOT the H2 database, but is a proper JDBC data source.</text:p>
        </text:list-item>
        <text:list-item>
          <text:p text:style-name="P2">The database update, and logging directives are turned off.</text:p>
        </text:list-item>
      </text:list>
      <text:h text:style-name="Heading_20_1" text:outline-level="1">Landing Page (Basic Test):</text:h>
      <text:p text:style-name="Standard">The landing page is the first page the user sees when they visit the application. Enter the url of the test application in your browser's url bar and hit enter. When you visit this page, first check if any user is logged in (by checking the top of the Right-Hand-Side sidebar). <text:s/>If a user is logged in, log them out first. </text:p>
      <text:p text:style-name="Standard"/>
      <text:p text:style-name="Standard">We will first verify the main sections in the landing page. You should see the following sections:</text:p>
      <text:list xml:id="list845099528" text:style-name="L3">
        <text:list-item>
          <text:p text:style-name="P3">Header Section on the top of the page. It will contain a few tabs on the right, and most likely a logo and name on the left.</text:p>
          <text:list>
            <text:list-item>
              <text:p text:style-name="P3">Verify that you see the following tabs and their links work - “Home”, “Users”, “Blog”, “How It Works”, “Feedback”. Verify that you do not see the “Admin” tab.</text:p>
            </text:list-item>
          </text:list>
        </text:list-item>
        <text:list-item>
          <text:p text:style-name="P3">The right-hand sidebar should be visible. It will contain the following starting from top to bottom:</text:p>
          <text:list>
            <text:list-item>
              <text:p text:style-name="P3">A login link in Comic font</text:p>
            </text:list-item>
            <text:list-item>
              <text:p text:style-name="P3">Title: Recent blog posts</text:p>
            </text:list-item>
            <text:list-item>
              <text:p text:style-name="P3">A link to the feed for the blog posts – Verify that the link is indeed an RSS feed for the blog</text:p>
            </text:list-item>
            <text:list-item>
              <text:p text:style-name="P3">A 'follow us on Twitter' image link – Verify this link works and points to a valid Twitter handle</text:p>
            </text:list-item>
            <text:list-item>
              <text:p text:style-name="P3">Title: Recent site activity</text:p>
            </text:list-item>
            <text:list-item>
              <text:p text:style-name="P3">A list of activity event items, which show the last 10 users who have registered for various courses on the website – Each event item will contain the following:</text:p>
              <text:list>
                <text:list-item>
                  <text:p text:style-name="P3">User's image</text:p>
                </text:list-item>
                <text:list-item>
                  <text:p text:style-name="P3">User's profile on this website – Verify that the profile exists</text:p>
                </text:list-item>
                <text:list-item>
                  <text:p text:style-name="P3">The course for which the user has registered – Verify that the link to the course is working</text:p>
                </text:list-item>
              </text:list>
            </text:list-item>
          </text:list>
        </text:list-item>
        <text:list-item>
          <text:p text:style-name="P3">Footer Section at the bottom of the page should contain the following items</text:p>
          <text:list>
            <text:list-item>
              <text:p text:style-name="P3">Four links – faq, terms of use, privacy policy, contact</text:p>
            </text:list-item>
            <text:list-item>
              <text:p text:style-name="P3"><text:soft-page-break/>Creative Commons logo and license notice</text:p>
            </text:list-item>
          </text:list>
        </text:list-item>
        <text:list-item>
          <text:p text:style-name="P3">The main contents are displayed in the center of the page. The section will contain a list of courses which are categorized by their categories. Verify the following in the main body section</text:p>
          <text:list>
            <text:list-item>
              <text:p text:style-name="P3">TODO: The number of courses</text:p>
            </text:list-item>
            <text:list-item>
              <text:p text:style-name="P3">Verify that each course link works and takes the user to a valid course</text:p>
            </text:list-item>
            <text:list-item>
              <text:p text:style-name="P3">Verify that each course summary on the landing page has the following contents:</text:p>
              <text:list>
                <text:list-item>
                  <text:p text:style-name="P3">The course logo</text:p>
                </text:list-item>
                <text:list-item>
                  <text:p text:style-name="P3">The course title</text:p>
                </text:list-item>
                <text:list-item>
                  <text:p text:style-name="P3">The number of people who have registered for the course</text:p>
                </text:list-item>
              </text:list>
            </text:list-item>
          </text:list>
        </text:list-item>
        <text:list-item>
          <text:p text:style-name="P3">From the main tabs, verify that the “Home” tab is selected</text:p>
        </text:list-item>
      </text:list>
      <text:p text:style-name="Standard"/>
      <text:h text:style-name="Heading_20_1" text:outline-level="1">The login link:</text:h>
      <text:p text:style-name="Standard">Click on the login link, and verify that you are taken to the login page. This page should contain a “login with Twitter logo”, and a login form. </text:p>
      <text:p text:style-name="Standard"/>
      <text:p text:style-name="Standard">Enter the site administrator's credentials in the login form and verify that they are logged in successfully. Once the login succeeds, logout the user, and return to the landing page.</text:p>
      <text:p text:style-name="Standard"/>
      <text:h text:style-name="Heading_20_1" text:outline-level="1">Courses:</text:h>
      <text:h text:style-name="Heading_20_2" text:outline-level="2">Course Page (Basic Test):</text:h>
      <text:p text:style-name="Standard">Make sure no user is logged in, and click on the first course link on the landing page, and verify the following items on the course page:</text:p>
      <text:list xml:id="list362042309" text:style-name="L4">
        <text:list-item>
          <text:p text:style-name="P4">Verify that no tab from the main tabs is selected</text:p>
        </text:list-item>
        <text:list-item>
          <text:p text:style-name="P4">At the top left of the page you should see the following tabs: “Course Home”, “Discussion Forum”, “Participants”, “Pastebin”</text:p>
        </text:list-item>
        <text:list-item>
          <text:p text:style-name="P4">Verify, the title of the course is visible below the tabs</text:p>
        </text:list-item>
        <text:list-item>
          <text:p text:style-name="P4">Verify that an “enroll” link is visible below the course title</text:p>
        </text:list-item>
        <text:list-item>
          <text:p text:style-name="P4">Verify, the contents of the course are visible below the “enroll” link</text:p>
        </text:list-item>
        <text:list-item>
          <text:p text:style-name="P4">After the course contents, you should see a title which says “This course contains the following sections”. Below the title, you will see some links to the course sections. Click on a few links to verify that they work, and take you to a valid course section</text:p>
        </text:list-item>
        <text:list-item>
          <text:p text:style-name="P4">Below the title, you should see links to all the sections of this course</text:p>
        </text:list-item>
        <text:list-item>
          <text:p text:style-name="P4">After the “course section” links, you should see a title “Recent course updates”. On the left of the title, you should see an image for the RSS feed, and after the title, you should see a list of course events</text:p>
        </text:list-item>
        <text:list-item>
          <text:p text:style-name="P4">Verify that the header, footer, and sidebar are present on this page</text:p>
        </text:list-item>
      </text:list>
      <text:p text:style-name="Standard"/>
      <text:h text:style-name="Heading_20_2" text:outline-level="2">Recent Course Updates:</text:h>
      <text:p text:style-name="Text_20_body">This section contains the recent activity that has occurred in this course. Verify the following:</text:p>
      <text:list xml:id="list1896744386" text:style-name="L6">
        <text:list-item>
          <text:p text:style-name="P6">Ensure that the RSS feed of “Recent course updates” is a valid feed.</text:p>
        </text:list-item>
        <text:list-item>
          <text:p text:style-name="P6">Verify that the time when the activity happened is displayed along with each activity at the end. The time is displayed in the following format “<text:span text:style-name="T1">... 52 minutes ago</text:span>”</text:p>
        </text:list-item>
        <text:list-item>
          <text:p text:style-name="P6"><text:soft-page-break/>Select an activity where a user has submitted a response to an activity. Ensure that the user's profile link works, ensure that the activity link takes you to the page describing the activity. Also ensure that you see the user's image.</text:p>
        </text:list-item>
        <text:list-item>
          <text:p text:style-name="P6">Select an activity where a user has asked a question. Ensure that the user's profile link works. Click on the question, and ensure that you are taken to the question in the discussion forum. Verify that the tabs at the top of the page have the “Discussion Forum” tab highlighted.</text:p>
        </text:list-item>
        <text:list-item>
          <text:p text:style-name="P6">Select an activity where a user has answered a question. Ensure that the user's profile link works. Click on the answer link, and verify that you are taken to the discussion forum where the question was answered. Verify that the tabs at the top of the page have the “Discussion Forum” tab highlighted.</text:p>
        </text:list-item>
        <text:list-item>
          <text:p text:style-name="P6">Select an activity where a user has reviewed the activity of another user. Ensure that the user's profile link works. Click on the activity link, and verify that you are taken to the activity submission page. Verify that the tabs at the top of the page have the “Course Home” tab highlighted.</text:p>
        </text:list-item>
      </text:list>
      <text:p text:style-name="Text_20_body"/>
      <text:h text:style-name="Heading_20_2" text:outline-level="2">Enrolling In a <text:s/>Course:</text:h>
      <text:p text:style-name="Text_20_body">Make sure that no user is logged in, and click on the enroll link. You should now be taken to the login page. Login as student1, and verify that you are taken back to the same course page, and now in the same place where the “login” link was visible, you should see the text “You are enrolled in this course”.</text:p>
      <text:p text:style-name="Text_20_body">Logout, student1, and again go to the course page. You should again see the “enroll” link. Click on the link. This should again take you to the login page. Login again, as student1. You should be taken to the same course page, and should see the text “You are logged in”.</text:p>
      <text:p text:style-name="Text_20_body">Logout, and login as student2. Now go to the same course page, and you should see the “enroll” link. Click on the link, and verify that you are on the same course page, and the text “You are enrolled in this course” is visible.</text:p>
      <text:p text:style-name="Text_20_body"/>
      <text:h text:style-name="Heading_20_2" text:outline-level="2">Course Section Page (Basic Test):</text:h>
      <text:p text:style-name="P8">No User is logged in</text:p>
      <text:p text:style-name="Text_20_body">From the “course” page, click on a link for a course section. This should take you to the relevant course section. Verify the following on the course section page:</text:p>
      <text:list xml:id="list1389371985" text:style-name="L8">
        <text:list-item>
          <text:p text:style-name="P7">Verify that the site header, footer, and sidebar are visible</text:p>
        </text:list-item>
        <text:list-item>
          <text:p text:style-name="P7">Verify that the course tabs are visible</text:p>
        </text:list-item>
        <text:list-item>
          <text:p text:style-name="P7">Below the tabs, you should see a link to the course page. The text for this link should be the title of the course. Followed immediately by the link, you should see the title of the course section. Quickly click on the link, and verify it takes you to the course page.</text:p>
        </text:list-item>
        <text:list-item>
          <text:p text:style-name="P7">Next you should see the contents of the course section.</text:p>
        </text:list-item>
        <text:list-item>
          <text:p text:style-name="P7">After the contents for the course section, you should see the “Activities” section, with the title “Activities”. Verify the following in the Activities section:</text:p>
          <text:list>
            <text:list-item>
              <text:p text:style-name="P7"><text:soft-page-break/>Below the activities title, you should see some text explaining the purpose of activities.</text:p>
            </text:list-item>
            <text:list-item>
              <text:p text:style-name="P7">Below the text, you should see a button with the title “View All Activity Responses”</text:p>
            </text:list-item>
            <text:list-item>
              <text:p text:style-name="P7">Following the button, you should see a list of activities for this course. See any of of the list items, and verify the following:</text:p>
              <text:list>
                <text:list-item>
                  <text:p text:style-name="P7">Be sure you are not logged in and verify that you see the image of a hammer on the top left of the activity. Immediately following the hammer, you should see an activity number, and the activity title.</text:p>
                </text:list-item>
                <text:list-item>
                  <text:p text:style-name="P7">Below the title, you should see the text of the activity</text:p>
                </text:list-item>
                <text:list-item>
                  <text:p text:style-name="P7">Below the text, you should see a section, where you can submit a response for this activity. <text:s/>Since you are not logged in, you will not be able to see the submission form. Instead you should see a message which asks you to log in if you want to submit responses for this activity.</text:p>
                </text:list-item>
              </text:list>
            </text:list-item>
          </text:list>
        </text:list-item>
      </text:list>
      <text:p text:style-name="P8">User student1 is logged in:</text:p>
      <text:p text:style-name="Text_20_body">From the “course” page, ensure that this user is enrolled in this course. If the user is not enrolled, then enroll them in the course first. Click on a link for a course section. This should take you to the relevant course section. Verify the following on the course section page:</text:p>
      <text:list xml:id="list1376371640" text:style-name="L9">
        <text:list-item>
          <text:p text:style-name="P9">Verify that the site header, footer, and sidebar are visible</text:p>
        </text:list-item>
        <text:list-item>
          <text:p text:style-name="P9">Verify that the course tabs are visible</text:p>
        </text:list-item>
        <text:list-item>
          <text:p text:style-name="P9">Below the tabs, you should see a link to the course page. The text for this link should be the title of the course. Followed immediately by the link, you should see the title of the course section. Quickly click on the link, and verify it takes you to the course page.</text:p>
        </text:list-item>
        <text:list-item>
          <text:p text:style-name="P9">Next you should see the contents of the course section.</text:p>
        </text:list-item>
        <text:list-item>
          <text:p text:style-name="P9">After the contents for the course section, you should see the “Activities” section, with the title “Activities”. Verify the following in the Activities section:</text:p>
          <text:list>
            <text:list-item>
              <text:p text:style-name="P9">Below the activities title, you should see some text explaining the purpose of activities.</text:p>
            </text:list-item>
            <text:list-item>
              <text:p text:style-name="P9">Below the text, you should see a button with the title “View All Activity Responses”</text:p>
            </text:list-item>
            <text:list-item>
              <text:p text:style-name="P9">Following the button, you should see a list of activities for this course. See any of of the list items, and verify the following:</text:p>
              <text:list>
                <text:list-item>
                  <text:p text:style-name="P9">Be sure you are not logged in and verify that you see the image of a hammer on the top left of the activity. Immediately following the hammer, you should see an activity number, and the activity title.</text:p>
                </text:list-item>
                <text:list-item>
                  <text:p text:style-name="P9">Below the title, you should see the text of the activity</text:p>
                </text:list-item>
                <text:list-item>
                  <text:p text:style-name="P9">Below the text, you should see a section, where you can submit a response for this activity. Verify the following in this section:</text:p>
                  <text:list>
                    <text:list-item>
                      <text:p text:style-name="P9">Verify that there is a form which can accept the title and link of the activity.</text:p>
                    </text:list-item>
                    <text:list-item>
                      <text:p text:style-name="P9">After the form you should see some text which tells you how many activity responses have been received.</text:p>
                    </text:list-item>
                  </text:list>
                </text:list-item>
              </text:list>
            </text:list-item>
          </text:list>
        </text:list-item>
      </text:list>
      <text:h text:style-name="Heading_20_2" text:outline-level="2"><text:soft-page-break/>Submit Activity Response</text:h>
      <text:p text:style-name="Text_20_body">Each course sections can have several activities. Participants can submit responses to these activities for peer review. As we have seen in the previous section, participants need to be logged in to submit an activity response. Be sure you are logged in as a participant who is enrolled in this course, and go to the page for a course section. At the bottom of the page, before the course status updates, you should see a list of activities. </text:p>
      <text:p text:style-name="Text_20_body">Go to the first activity, you should see a form to submit your response. Note that there will be some text below the form which will tell you how many responses have been submitted for this activity. Now, type in a title and link, and submit the form. When you submit the form, you should see a circle timer to show that the data is being sent to the server. Once the data is accepted, you should see a message below the form, thanking you for your response. The text will also display the number of responses that have been received. Verify that this number is one more than what it was before you submitted the form. </text:p>
      <text:p text:style-name="Text_20_body">Reload the page and view that activity. Verify that there is a “tick mark image” below the form for the activities for which you have submitted responses. Those those activities for which you have not submitted responses will not have the tick mark image.</text:p>
      <text:p text:style-name="Text_20_body">Click on the “View All Activities” link, just below the “Activity” title, you should see a page which lists all activity responses for that course section. Verify that each activity response has a “Review” button on it's left. Verify that each activity response contains the user, “activity response title”, and a timestamp. Verify that all links in that line work.</text:p>
      <text:h text:style-name="Heading_20_2" text:outline-level="2">Review Activity Response</text:h>
      <text:p text:style-name="Text_20_body">All activity responses can be reviewed by any participant who is enrolled in that course. Anyone can view the reviews, but only enrolled participants can actually post reviews. From a course section page click on the “View All Activity Responses” link. From this page, click “Review” for an activity response which has NOT been posted by the logged in user. Verify that you see the following elements on the page:</text:p>
      <text:list xml:id="list714721771" text:style-name="L10">
        <text:list-item>
          <text:p text:style-name="P10">Verify you see the course tabs</text:p>
        </text:list-item>
        <text:list-item>
          <text:p text:style-name="P10">Below the course tabs, verify there is a link to the course section to which this activity belongs</text:p>
        </text:list-item>
        <text:list-item>
          <text:p text:style-name="P10">Below the link verify the actual response. It should contain the following:</text:p>
          <text:list>
            <text:list-item>
              <text:p text:style-name="P10">Image of the participant who submitted the response, followed by a link, followed by a timestamp. Verify that the link opens in a new window. Verify that the title for the link is the title of the activity response.</text:p>
            </text:list-item>
            <text:list-item>
              <text:p text:style-name="P10">Below this line you should see an icon to up-vote the activity. Click on the icon and verify that the vote count has gone up by one. Click on the icon again and verify that the vote count does not go up again.</text:p>
            </text:list-item>
          </text:list>
        </text:list-item>
        <text:list-item>
          <text:p text:style-name="P10">Next, you should see the text for the activity</text:p>
        </text:list-item>
        <text:list-item>
          <text:p text:style-name="P10">Below, you should see the “Reviews” section, with the title “Reviews”. In the reviews section verify the following:</text:p>
          <text:list>
            <text:list-item>
              <text:p text:style-name="P10">If there are any reviews, you should see them listed. Each review will contain the text of the review and the participant's image, profile url, and a timestamp. If such reviews exist, verify that the profile url works</text:p>
            </text:list-item>
            <text:list-item>
              <text:p text:style-name="P10"><text:soft-page-break/>After all the reviews, you should see a form using which you too can submit a review. Enter some text and hit submit. Verify that you see your own review on this page.</text:p>
            </text:list-item>
          </text:list>
        </text:list-item>
      </text:list>
      <text:p text:style-name="P8"/>
      <text:p text:style-name="P8">No user logged in:</text:p>
      <text:p text:style-name="Text_20_body">Ensure that yo are logged out, and go back to the same activity review page. You should see everything you noticed in the previous section, except for the form to submit a review. </text:p>
      <text:p text:style-name="Text_20_body">Verify that you see a message and link to login at the bottom of the section.</text:p>
      <text:p text:style-name="Text_20_body">Verify that you see the upvote icon, but when you click on it, you should be taken to the login page. Verify that the upvote count increases by one after you login successfully.</text:p>
      <text:p text:style-name="P8">Non enrolled user logged in:</text:p>
      <text:p text:style-name="Text_20_body">Ensure that you are logged in as a user who is not enrolled in this course. Visit the same activity review page, and ensure that you see everything you saw when you were logged in as an enrolled user, except the review form. </text:p>
      <text:p text:style-name="Text_20_body">Verify that you can click on the upvote icon, and the vote count goes up by one when you click on it. Click on it again, and verify that the vote count is unaffected.</text:p>
      <text:p text:style-name="P8">Logged in as the same person who submitted the activity response:</text:p>
      <text:p text:style-name="Text_20_body">Log in as the same person who submitted the activity response. You should see all the elements that you saw when you were logged in as an enrolled participant. Click on the upvote icon and verify that the vote count does not increase by one.</text:p>
      <text:p text:style-name="Text_20_body">Verify that in addition to everything else you saw when you were logged in as an enrolled participant, you also see an icon to delete the activity response. Click on the 'delete' icon and verify that the system prompts you for a confirmation. Decline the conformation and verify that the activity response is not deleted. Click on the delete icon once again, and this time accept the confirmation to delete. Verify that the activity response is indeed deleted, and you are taken back to the “View all activity responses” page for that course section.</text:p>
      <text:h text:style-name="Heading_20_2" text:outline-level="2">Discussion Forum:</text:h>
      <text:p text:style-name="Text_20_body">Each course has a discussion forum for asking and answering questions. These discussion forums have social features, where participants can upvote questions and answers contributed by other participants. </text:p>
      <text:p text:style-name="P8">No user logged in</text:p>
      <text:p text:style-name="Text_20_body">Ensure that you are logged out. Go to any course whose discussion forum has questions and answers. Click on the “Discussion Forum” tab and verify the following:</text:p>
      <text:list xml:id="list1165331144" text:style-name="L11">
        <text:list-item>
          <text:p text:style-name="P11">Verify that the “Discussion Forum” tab is selected</text:p>
        </text:list-item>
        <text:list-item>
          <text:p text:style-name="P11">Verify that you see a list of questions. For each question verify the following:</text:p>
          <text:list>
            <text:list-item>
              <text:p text:style-name="P11">Each question displays a title which is clickable. </text:p>
            </text:list-item>
            <text:list-item>
              <text:p text:style-name="P11">On the left hand side of the title, you should see two icons. The first one displays how many 'likes' the question has received, and the second one displays the number of answers for that question. </text:p>
            </text:list-item>
            <text:list-item>
              <text:p text:style-name="P11">On the right hand side of the title, you should see a timestamp and the profile url of the participant who asked the question. Ensure that the profile url works. </text:p>
            </text:list-item>
            <text:list-item>
              <text:p text:style-name="P11"><text:soft-page-break/>Below the title verify that you see all the tags with which this question has been tagged.</text:p>
            </text:list-item>
          </text:list>
        </text:list-item>
        <text:list-item>
          <text:p text:style-name="P11">Click on the question title link and verify that you are taken to the page which displays the question along with it's answers. On this page verify the following:</text:p>
          <text:list>
            <text:list-item>
              <text:p text:style-name="P11">Verify that the “Discussion Forum” tab is selected</text:p>
            </text:list-item>
            <text:list-item>
              <text:p text:style-name="P11">On the page, just below the tabs, verify that you see the question title as a link.</text:p>
            </text:list-item>
            <text:list-item>
              <text:p text:style-name="P11">Below the title, verify that you see the text of the question.</text:p>
            </text:list-item>
            <text:list-item>
              <text:p text:style-name="P11">On the left hand side of the text, verify that you see an upvote icon. When you click on the icon, verify that the count does NOT increase by one</text:p>
            </text:list-item>
            <text:list-item>
              <text:p text:style-name="P11">Below the question text, verify that you see the tags with which this question has been tagged.</text:p>
            </text:list-item>
            <text:list-item>
              <text:p text:style-name="P11">On the right hand side of the tags, verify that you see details of the participant who asked this question, along with the timestamp.</text:p>
            </text:list-item>
            <text:list-item>
              <text:p text:style-name="P11">Below the tags, verify that you see a message asking you to login to post answers. Verify that it has a login link, and verify that clicking it takes you to the login page. </text:p>
            </text:list-item>
            <text:list-item>
              <text:p text:style-name="P11">On the login page sign in with your credentials and verify that you are taken back to the question page.</text:p>
            </text:list-item>
            <text:list-item>
              <text:p text:style-name="P11">You should see almost everything you saw before with a few changes:</text:p>
              <text:list>
                <text:list-item>
                  <text:p text:style-name="P11">The message asking you to login should not be visible any more</text:p>
                </text:list-item>
                <text:list-item>
                  <text:p text:style-name="P11">Click on the upvote icon and verify that the vote count goes up by one (you should be signed in as a user who did not ask the question)</text:p>
                </text:list-item>
                <text:list-item>
                  <text:p text:style-name="P11">Verify that you see a text box to provide an answer to the question. Type something in the text box and submit it. Verify the following:</text:p>
                  <text:list>
                    <text:list-item>
                      <text:p text:style-name="P11">Verify that you see your answer along with an upvote icon, and user details. Click on the upvote icon and verify that the vote count does NOT increase by one. Verify that the user details contain a user image, link to the profile, and a timestamp.</text:p>
                    </text:list-item>
                    <text:list-item>
                      <text:p text:style-name="P11">Scroll down to the “Recent course updates” section and verify that you see an entry for the answer you provided.</text:p>
                    </text:list-item>
                    <text:list-item>
                      <text:p text:style-name="P11">Now we will test what happens when a user submits a blank answer. Go to the answer form, and click on submit without entering any text in the textbox. Verify that the answer is not accepted by the system. And you are taken back to the question page with an error message which should be visible above the question</text:p>
                    </text:list-item>
                  </text:list>
                </text:list-item>
                <text:list-item>
                  <text:p text:style-name="P11">Go back to the “Discussion Forum” page and scroll down to the question form. Enter the title, body of the question, and tags. Click on submit and verify the following:</text:p>
                  <text:list>
                    <text:list-item>
                      <text:p text:style-name="P11">Verify that you see a link for the question you just asked (with the same details as all other links)</text:p>
                    </text:list-item>
                    <text:list-item>
                      <text:p text:style-name="P11">Click on the question link and verify the following:</text:p>
                      <text:list>
                        <text:list-item>
                          <text:p text:style-name="P11">Verify all the sections on the question page as before</text:p>
                        </text:list-item>
                        <text:list-item>
                          <text:p text:style-name="P11">Click on the upvote icon and verify that the vote count does NOT increase by one</text:p>
                        </text:list-item>
                      </text:list>
                    </text:list-item>
                  </text:list>
                </text:list-item>
                <text:list-item>
                  <text:p text:style-name="P11"><text:soft-page-break/>Go back to the discussion forum page and verify the effect of submitting a question with partial information. Each question should have a title and text. Enter one of the two but not both, and submit the question. Verify that the question is not accepted by the system. Verify that the system displays an error message which indicates why the question was not accepted.</text:p>
                </text:list-item>
              </text:list>
            </text:list-item>
          </text:list>
        </text:list-item>
      </text:list>
      <text:h text:style-name="Heading_20_2" text:outline-level="2">Course Participants</text:h>
      <text:p text:style-name="Text_20_body">The participants for this course are listed in the “Participants” tab <text:s/>of the course page. Logout if you are already logged in and visit the page for any course. From here, click on the “Participants” tab. Here you should see all the participants who have enrolled in the course. Verify the following:</text:p>
      <text:list xml:id="list1101473628" text:style-name="L12">
        <text:list-item>
          <text:p text:style-name="P12">Verify that the number of participants you see here matches the count you saw on the landing page</text:p>
        </text:list-item>
        <text:list-item>
          <text:p text:style-name="P12">Verify that each page has 24 participants. If the number of participants registered for a course exceeds 24, then you should see page links at the bottom. Click on a few links randomly and verify that they work</text:p>
        </text:list-item>
        <text:list-item>
          <text:p text:style-name="P12">Verify that each participant has an image and a link to their user profile. Click a few links randomly and verify that they work. </text:p>
        </text:list-item>
        <text:list-item>
          <text:p text:style-name="P12">Verify that the image for all participants is of the same size</text:p>
        </text:list-item>
        <text:list-item>
          <text:p text:style-name="P12">Verify that the header, footer, and sidebar are visible</text:p>
        </text:list-item>
      </text:list>
      <text:h text:style-name="Heading_20_1" text:outline-level="1">Pastebin</text:h>
      <text:p text:style-name="Text_20_body">Each course has a pastebin where participants can store code snippets. There are two kinds of pastebins – private and open. If a course has a private pastebin, it means that any content submitted in the pastebin can only be viewed only by other participants of the course, while if a course has a public pastebin, it means that the contents can be viewed by anyone. </text:p>
      <text:p text:style-name="P8"/>
      <text:p text:style-name="P8">Testing private pastebins:</text:p>
      <text:p text:style-name="Text_20_body">Ensure that you are logged out. Go to a course which has a private pastebin, and click on the pastebin tab. Verify that you are taken to the login page.</text:p>
      <text:p text:style-name="Text_20_body">Login as a user who is not participating in this course, and verify that you see a message which says, you can access this pastebin only if you are enrolled in the course. Verify that the system displays an “enroll“ link. </text:p>
      <text:p text:style-name="Text_20_body">Click on the “enroll” link and verify that you are taken to the pastebin. Verify the following on the pastebin page:</text:p>
      <text:list xml:id="list307227097" text:style-name="L13">
        <text:list-item>
          <text:p text:style-name="P13">On the top of the page, you should see a message which explains that this is a private pastebin</text:p>
        </text:list-item>
        <text:list-item>
          <text:p text:style-name="P13">Below the message, you should see a title 'Your existing code snippets'. At this point you should not see any code snippets</text:p>
        </text:list-item>
        <text:list-item>
          <text:p text:style-name="P13">Next you should see a title and a form for submitting a new code snippet. </text:p>
        </text:list-item>
      </text:list>
      <text:p text:style-name="Text_20_body">Now we will verify the submission of a new code snippet. Enter text for the title and code fields of the form and click on the submit button. Verify that you see a link for your code snippet in the “Your existing code snippets” section. Click on the link and verify the following:</text:p>
      <text:list xml:id="list767011880" text:style-name="L14">
        <text:list-item>
          <text:p text:style-name="P14"><text:soft-page-break/>Verify that you see a link which says “back to pastebin”, and it indeed takes you back to the pastebin when you click on it.</text:p>
        </text:list-item>
        <text:list-item>
          <text:p text:style-name="P14">Verify that you see an embed code for your code snippet</text:p>
        </text:list-item>
        <text:list-item>
          <text:p text:style-name="P14">Verify that you see your code snippet including the title and the code.</text:p>
        </text:list-item>
        <text:list-item>
          <text:p text:style-name="P14">Verify that you see edit and delete links above the code snippet</text:p>
        </text:list-item>
      </text:list>
      <text:p text:style-name="P8">Test escaping oh HTML in the code snippets</text:p>
      <text:p text:style-name="Text_20_body">Now we will verify that any unsafe text in the code snippet is escaped. Enter text for a new code snippet and put some HTML elements in the code snippet. After submitting the code snippet, click on it and verify that the HTML is properly escaped.</text:p>
      <text:p text:style-name="P8">Test editing the code snippet</text:p>
      <text:p text:style-name="Text_20_body">Go to any code snippet which you recently submitted, and click on the 'edit' link. Verify that you are taken back to a form containing details of the code snippet. Make some changes and submit the form again Verify that your changes are reflected in the code snippet.</text:p>
      <text:p text:style-name="P8">Test deleting a code snippet</text:p>
      <text:p text:style-name="P15">Go to the other code snippet you have submitted and click on the delete link. The system should show you a confirmation dialogue. Click on “Cancel” and verify that the code snippet is not deleted. Click on delete again, and then accept the conformation, and verify that the code snippet is indeed deleted.</text:p>
      <text:p text:style-name="P8">Test validation when submitting code snippets:</text:p>
      <text:p text:style-name="P15">When we submit code snippets, they must contain a title and body. Submit a code snippet with either of them missing, and verify that it is NOT accepted by the system, and that an appropriate error message is displayed.</text:p>
      <text:p text:style-name="P8">Test code snippet embed code</text:p>
      <text:p text:style-name="P15">Go to one of your code snippets and copy the embed link. Create an HTML page with the embed code in it. Open the page from the same browser which you are logged in. You should be able to see the code snippet. Now open the page from another browser (ensure you are not logged in the website from this browser) and verify that the code snippet is not visible. Instead of the code snippet, you should see an “Access Denied” message. Now log in as a user who is not enrolled in the course, and open the HTML page, You should not see the code snippet and again see the “Access Denied” message.</text:p>
      <text:p text:style-name="P8">Testing public pastebins:</text:p>
      <text:p text:style-name="P15">Go to a course which has a public pastebin. Submit a code snippet and copy it's embed code. Create an HTML page and put that embed code in it. Open the HTML page from the browser in which you are logged into the website and verify that you can see your code snippet. Next open the HTML page from another browser, where you are NOT logged into the website and verify that the code snippet is still visible. Now log in as a user who is NOT registered in the course, and verify that you still see the code snippet.</text:p>
      <text:p text:style-name="P15"/>
      <text:h text:style-name="Heading_20_1" text:outline-level="1">Users</text:h>
      <text:p text:style-name="Text_20_body">Everyone who has ever logged in becomes a user in the system. The system allows us to view all users from the main tab called “Users”. </text:p>
      <text:p text:style-name="Text_20_body"><text:soft-page-break/>Ensure you are logged out, and click on the “Users” tab and verify the following:</text:p>
      <text:list xml:id="list684242755" text:style-name="L15">
        <text:list-item>
          <text:p text:style-name="P16">Verify that the “Users” tab is selected</text:p>
        </text:list-item>
        <text:list-item>
          <text:p text:style-name="P16">Verify that the page contains at-most 24 users in a 4 x 6 grid without borders</text:p>
        </text:list-item>
        <text:list-item>
          <text:p text:style-name="P16">If there are more than 24 users, then verify that there are pagination links at the bottom of the page. Randomly click on these links and verify that they too have users in them</text:p>
        </text:list-item>
        <text:list-item>
          <text:p text:style-name="P16">Ensure that each user has an image, and a link to their profile. Verify that all the images are of the same size, and verify that the link to the user's profile works</text:p>
        </text:list-item>
      </text:list>
      <text:h text:style-name="Heading_20_1" text:outline-level="1">Blog</text:h>
      <text:p text:style-name="Text_20_body">The system allows us to create and view blog posts. </text:p>
      <text:p text:style-name="P8">Test viewing of blog posts</text:p>
      <text:p text:style-name="Text_20_body">Ensure that you are not logged in. From the main menu, click on the “Blog” tab and verify the following:</text:p>
      <text:list xml:id="list326332690" text:style-name="L16">
        <text:list-item>
          <text:p text:style-name="P17">Verify that the “Blog” tab is highlighted</text:p>
        </text:list-item>
        <text:list-item>
          <text:p text:style-name="P17">Verify that you do NOT see a “New Post” link</text:p>
        </text:list-item>
        <text:list-item>
          <text:p text:style-name="P17">Verify that you see all the blog posts that are present in the system</text:p>
        </text:list-item>
        <text:list-item>
          <text:p text:style-name="P17">Verify that every blog post has a title, text, and a link to the author</text:p>
        </text:list-item>
        <text:list-item>
          <text:p text:style-name="P17">Click on any blog post and verify the following:</text:p>
          <text:list>
            <text:list-item>
              <text:p text:style-name="P17">Verify that the url has a part which resembles the title of the blog post</text:p>
            </text:list-item>
            <text:list-item>
              <text:p text:style-name="P17">Verify that you see the title of the post</text:p>
            </text:list-item>
            <text:list-item>
              <text:p text:style-name="P17">Verify that you see the body of the post</text:p>
            </text:list-item>
            <text:list-item>
              <text:p text:style-name="P17">Verify that you see the author of the post</text:p>
            </text:list-item>
            <text:list-item>
              <text:p text:style-name="P17">Verify that you see a commenting system powered by an external provider.</text:p>
            </text:list-item>
            <text:list-item>
              <text:p text:style-name="P17">Verify that you can add comments</text:p>
            </text:list-item>
            <text:list-item>
              <text:p text:style-name="P17">Verify that you can see social buttons</text:p>
            </text:list-item>
          </text:list>
        </text:list-item>
      </text:list>
      <text:p text:style-name="P8">Test the view of a non-admin user</text:p>
      <text:p text:style-name="P15">Login as a non-admin user, and click on the “Blog” tab from the main menu. Verify that the “New Post” link is NOT displayed.</text:p>
      <text:p text:style-name="P8">Test creating blog posts</text:p>
      <text:p text:style-name="Text_20_body">Login as an admin user and click on the “Blog” tab. Verify that you see a link “New Post”. Click on the <text:s/>“New Post” link, and verify that you are taken to a page to create a new blog post.</text:p>
      <text:p text:style-name="Text_20_body">Enter the title, body, and tags of the blog post, submit the form. Verify that the blog post is created and visible from the “Blog” tab. Verify that you see an entry for the blog post from the sidebar.</text:p>
      <text:p text:style-name="P8">Test validation while creating blog posts</text:p>
      <text:p text:style-name="Text_20_body">Ensure that you are logged in as an admin. Go to the page for creating new blog posts. There are fields for 'title', 'body', and 'tags' in the form for creating blog posts, of which the 'title', and 'body' are required fields. Enter only partial information (either title or body, but not both), and submit the form. Verify <text:soft-page-break/>that the system does not accept the form, and it displays appropriate error messages. Verify that any fields which were entered have the data which was originally entered when the user submitted the form. Correct the errors and re-submit the form. Verify that the new blog post is accepted by the system.</text:p>
      <text:h text:style-name="Heading_20_1" text:outline-level="1">How It Works</text:h>
      <text:p text:style-name="Text_20_body">The “how it works” page describes how to use the website. Verify that the url is for the help page, and that some content is displayed in the page.</text:p>
      <text:p text:style-name="Text_20_body"/>
      <text:h text:style-name="Heading_20_1" text:outline-level="1">Site Administrator</text:h>
      <text:p text:style-name="Text_20_body">The software offers several administrative features. We will test those features in this section. </text:p>
      <text:p text:style-name="Text_20_body">Ensure that you are logged in as an admin user, and click on the “Admin” tab from the main menu. Verify that you see the following links “CRUD”, “Register New User”, “Upload data”</text:p>
      <text:p text:style-name="P8">crud</text:p>
      <text:p text:style-name="Text_20_body"/>
      <text:p text:style-name="P8">Register new user</text:p>
      <text:p text:style-name="Text_20_body"/>
      <text:p text:style-name="P8">Upload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Tahoma, Verdan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CER </meta:initial-creator>
    <meta:creation-date>2011-10-10T12:02:12</meta:creation-date>
    <dc:date>2011-10-10T18:25:05</dc:date>
    <dc:creator>ACER </dc:creator>
    <meta:editing-duration>PT06H07M43S</meta:editing-duration>
    <meta:editing-cycles>35</meta:editing-cycles>
    <meta:generator>OpenOffice.org/3.2$Unix OpenOffice.org_project/320m12$Build-9483</meta:generator>
    <meta:document-statistic meta:table-count="0" meta:image-count="0" meta:object-count="0" meta:page-count="11" meta:paragraph-count="219" meta:word-count="5204" meta:character-count="27669"/>
  </office:meta>
</office:document-meta>
</file>